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Tahoma, sans-serif"/>
    <style:font-face style:name="Lohit Devanagari2" svg:font-family="'Lohit Devanagari'"/>
    <style:font-face style:name="Montserrat1" svg:font-family="Montserrat"/>
    <style:font-face style:name="TT-Hoves" svg:font-family="TT-Hoves, sans-serif"/>
    <style:font-face style:name="YS Text" svg:font-family="'YS Text', Arial, Helvetica, sans-serif"/>
    <style:font-face style:name="tuiHeading" svg:font-family="tuiHeading, apple-system, BlinkMacSystemFont, system-ui, Roboto, 'Segoe UI', 'Helvetica Neue', sans-serif"/>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style:font-name="tuiHeading" fo:font-size="15pt" fo:letter-spacing="normal" fo:font-style="normal" fo:font-weight="bold" officeooo:rsid="000f2153" officeooo:paragraph-rsid="000f2153"/>
    </style:style>
    <style:style style:name="P2" style:family="paragraph" style:parent-style-name="Standard">
      <style:text-properties fo:font-variant="normal" fo:text-transform="none" style:font-name="tuiHeading" fo:font-size="14pt" fo:letter-spacing="normal" fo:font-style="normal" fo:font-weight="normal" officeooo:rsid="000f2153" officeooo:paragraph-rsid="000f2153" style:font-size-asian="12.25pt" style:font-weight-asian="normal" style:font-size-complex="14pt" style:font-weight-complex="normal"/>
    </style:style>
    <style:style style:name="P3" style:family="paragraph" style:parent-style-name="Standard">
      <style:text-properties fo:font-variant="normal" fo:text-transform="none" style:font-name="tuiHeading" fo:font-size="14pt" fo:letter-spacing="normal" fo:font-style="normal" fo:font-weight="normal" officeooo:rsid="000f2153" officeooo:paragraph-rsid="0010897b" style:font-size-asian="12.25pt" style:font-weight-asian="normal" style:font-size-complex="14pt" style:font-weight-complex="normal"/>
    </style:style>
    <style:style style:name="P4" style:family="paragraph" style:parent-style-name="Standard">
      <style:text-properties fo:font-variant="normal" fo:text-transform="none" style:font-name="tuiHeading" fo:font-size="14pt" fo:letter-spacing="normal" fo:font-style="normal" fo:font-weight="normal" officeooo:rsid="00116bd1" officeooo:paragraph-rsid="00116bd1" style:font-size-asian="12.25pt" style:font-weight-asian="normal" style:font-size-complex="14pt" style:font-weight-complex="normal"/>
    </style:style>
    <style:style style:name="P5" style:family="paragraph" style:parent-style-name="Standard">
      <style:text-properties officeooo:paragraph-rsid="00121066"/>
    </style:style>
    <style:style style:name="P6" style:family="paragraph" style:parent-style-name="Standard">
      <style:text-properties officeooo:rsid="00121066" officeooo:paragraph-rsid="00121066"/>
    </style:style>
    <style:style style:name="P7" style:family="paragraph" style:parent-style-name="Standard">
      <style:text-properties officeooo:rsid="0012e6cb" officeooo:paragraph-rsid="0012e6cb"/>
    </style:style>
    <style:style style:name="P8" style:family="paragraph" style:parent-style-name="Standard">
      <style:text-properties officeooo:paragraph-rsid="0012e6cb"/>
    </style:style>
    <style:style style:name="P9" style:family="paragraph" style:parent-style-name="Standard">
      <style:text-properties officeooo:rsid="00164110" officeooo:paragraph-rsid="00164110"/>
    </style:style>
    <style:style style:name="P10" style:family="paragraph" style:parent-style-name="Standard">
      <style:text-properties officeooo:paragraph-rsid="00164110"/>
    </style:style>
    <style:style style:name="P11" style:family="paragraph" style:parent-style-name="Standard">
      <style:text-properties officeooo:rsid="0017684e" officeooo:paragraph-rsid="0017684e"/>
    </style:style>
    <style:style style:name="P12" style:family="paragraph" style:parent-style-name="Standard">
      <style:text-properties officeooo:rsid="001baedb" officeooo:paragraph-rsid="001baedb"/>
    </style:style>
    <style:style style:name="P13" style:family="paragraph" style:parent-style-name="Standard">
      <style:text-properties officeooo:paragraph-rsid="001baedb"/>
    </style:style>
    <style:style style:name="P14" style:family="paragraph" style:parent-style-name="Standard">
      <style:text-properties officeooo:rsid="001cdd4e" officeooo:paragraph-rsid="001cdd4e"/>
    </style:style>
    <style:style style:name="P15" style:family="paragraph" style:parent-style-name="Standard">
      <style:text-properties officeooo:rsid="001cdd4e" officeooo:paragraph-rsid="001e5036"/>
    </style:style>
    <style:style style:name="P16" style:family="paragraph" style:parent-style-name="Standard">
      <style:text-properties officeooo:rsid="001f075c" officeooo:paragraph-rsid="001f075c"/>
    </style:style>
    <style:style style:name="T1" style:family="text">
      <style:text-properties fo:font-variant="normal" fo:text-transform="none" style:font-name="tuiHeading" fo:font-size="14pt" fo:letter-spacing="normal" fo:font-style="normal" fo:font-weight="normal" style:font-size-asian="12.25pt" style:font-weight-asian="normal" style:font-size-complex="14pt" style:font-weight-complex="normal"/>
    </style:style>
    <style:style style:name="T2" style:family="text">
      <style:text-properties fo:font-variant="normal" fo:text-transform="none" style:font-name="tuiHeading" fo:font-size="14pt" fo:letter-spacing="normal" fo:font-style="normal" fo:font-weight="normal" officeooo:rsid="00121066" style:font-size-asian="12.25pt" style:font-weight-asian="normal" style:font-size-complex="14pt" style:font-weight-complex="normal"/>
    </style:style>
    <style:style style:name="T3" style:family="text">
      <style:text-properties fo:font-variant="normal" fo:text-transform="none" style:font-name="tuiHeading" fo:font-size="14pt" fo:letter-spacing="normal" fo:font-style="normal" fo:font-weight="normal" officeooo:rsid="0012e6cb" style:font-size-asian="12.25pt" style:font-weight-asian="normal" style:font-size-complex="14pt" style:font-weight-complex="normal"/>
    </style:style>
    <style:style style:name="T4" style:family="text">
      <style:text-properties fo:font-variant="normal" fo:text-transform="none" style:font-name="tuiHeading" fo:font-size="14pt" fo:letter-spacing="normal" fo:font-style="normal" fo:font-weight="normal" officeooo:rsid="00149d4e" style:font-size-asian="12.25pt" style:font-weight-asian="normal" style:font-size-complex="14pt" style:font-weight-complex="normal"/>
    </style:style>
    <style:style style:name="T5" style:family="text">
      <style:text-properties fo:font-variant="normal" fo:text-transform="none" style:font-name="tuiHeading" fo:font-size="14pt" fo:letter-spacing="normal" fo:font-style="normal" fo:font-weight="normal" officeooo:rsid="00164110" style:font-size-asian="12.25pt" style:font-weight-asian="normal" style:font-size-complex="14pt" style:font-weight-complex="normal"/>
    </style:style>
    <style:style style:name="T6" style:family="text">
      <style:text-properties fo:font-variant="normal" fo:text-transform="none" style:font-name="tuiHeading" fo:font-size="14pt" fo:letter-spacing="normal" fo:font-style="normal" fo:font-weight="normal" officeooo:rsid="00192837" style:font-size-asian="12.25pt" style:font-weight-asian="normal" style:font-size-complex="14pt" style:font-weight-complex="normal"/>
    </style:style>
    <style:style style:name="T7" style:family="text">
      <style:text-properties fo:font-variant="normal" fo:text-transform="none" style:font-name="tuiHeading" fo:font-size="14pt" fo:letter-spacing="normal" fo:font-style="normal" fo:font-weight="normal" officeooo:rsid="0019395d" style:font-size-asian="12.25pt" style:font-weight-asian="normal" style:font-size-complex="14pt" style:font-weight-complex="normal"/>
    </style:style>
    <style:style style:name="T8" style:family="text">
      <style:text-properties fo:font-variant="normal" fo:text-transform="none" style:font-name="tuiHeading" fo:font-size="14pt" fo:letter-spacing="normal" fo:font-style="normal" fo:font-weight="normal" officeooo:rsid="001a1023" style:font-size-asian="12.25pt" style:font-weight-asian="normal" style:font-size-complex="14pt" style:font-weight-complex="normal"/>
    </style:style>
    <style:style style:name="T9" style:family="text">
      <style:text-properties fo:font-variant="normal" fo:text-transform="none" style:font-name="tuiHeading" fo:font-size="14pt" fo:letter-spacing="normal" fo:font-style="normal" fo:font-weight="normal" officeooo:rsid="001baedb" style:font-size-asian="12.25pt" style:font-weight-asian="normal" style:font-size-complex="14pt" style:font-weight-complex="normal"/>
    </style:style>
    <style:style style:name="T10" style:family="text">
      <style:text-properties fo:font-variant="normal" fo:text-transform="none" style:font-name="tuiHeading" fo:font-size="14pt" fo:letter-spacing="normal" fo:font-style="normal" fo:font-weight="normal" officeooo:rsid="001cdd4e" style:font-size-asian="12.25pt" style:font-weight-asian="normal" style:font-size-complex="14pt" style:font-weight-complex="normal"/>
    </style:style>
    <style:style style:name="T11" style:family="text">
      <style:text-properties fo:font-variant="normal" fo:text-transform="none" style:font-name="tuiHeading" fo:font-size="14pt" fo:letter-spacing="normal" fo:font-style="normal" fo:font-weight="normal" officeooo:rsid="001e5036" style:font-size-asian="12.25pt" style:font-weight-asian="normal" style:font-size-complex="14pt" style:font-weight-complex="normal"/>
    </style:style>
    <style:style style:name="T12" style:family="text">
      <style:text-properties fo:font-variant="normal" fo:text-transform="none" style:font-name="tuiHeading" fo:font-size="14pt" fo:letter-spacing="normal" fo:font-style="normal" fo:font-weight="normal" officeooo:rsid="001f075c" style:font-size-asian="12.25pt" style:font-weight-asian="normal" style:font-size-complex="14pt" style:font-weight-complex="normal"/>
    </style:style>
    <style:style style:name="T13" style:family="text">
      <style:text-properties fo:font-variant="normal" fo:text-transform="none" style:font-name="tuiHeading" fo:font-size="14pt" fo:letter-spacing="normal" fo:font-style="normal" fo:font-weight="bold" officeooo:rsid="00149d4e" style:font-size-asian="12.25pt" style:font-weight-asian="bold" style:font-size-complex="14pt" style:font-weight-complex="bold"/>
    </style:style>
    <style:style style:name="T14" style:family="text">
      <style:text-properties fo:font-variant="normal" fo:text-transform="none" style:font-name="tuiHeading" fo:font-size="14pt" fo:letter-spacing="normal" fo:font-style="normal" fo:font-weight="bold" officeooo:rsid="00192837" style:font-size-asian="12.25pt" style:font-weight-asian="bold" style:font-size-complex="14pt" style:font-weight-complex="bold"/>
    </style:style>
    <style:style style:name="T15" style:family="text">
      <style:text-properties fo:font-variant="normal" fo:text-transform="none" style:font-name="tuiHeading" fo:font-size="14pt" fo:letter-spacing="normal" fo:font-style="normal" fo:font-weight="bold" officeooo:rsid="001baedb" style:font-size-asian="12.25pt" style:font-weight-asian="bold" style:font-size-complex="14pt" style:font-weight-complex="bold"/>
    </style:style>
    <style:style style:name="T16" style:family="text">
      <style:text-properties fo:font-variant="normal" fo:text-transform="none" style:font-name="tuiHeading" fo:font-size="14pt" fo:letter-spacing="normal" fo:font-style="normal" fo:font-weight="bold" officeooo:rsid="001e5036" style:font-size-asian="12.25pt" style:font-weight-asian="bold" style:font-size-complex="14pt" style:font-weight-complex="bold"/>
    </style:style>
    <style:style style:name="T17" style:family="text">
      <style:text-properties officeooo:rsid="0010897b"/>
    </style:style>
    <style:style style:name="T18" style:family="text">
      <style:text-properties fo:font-weight="bold" officeooo:rsid="0010897b" style:font-weight-asian="bold" style:font-weight-complex="bold"/>
    </style:style>
    <style:style style:name="T19" style:family="text">
      <style:text-properties officeooo:rsid="002069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 [Lecture 1] - Introduction to information security – <text:span text:style-name="T19">Prokhorov Andrey</text:span></text:p>
      <text:p text:style-name="P2"/>
      <text:p text:style-name="P3">1. <text:span text:style-name="T18">Вредоносное ПО</text:span><text:span text:style-name="T17"> - это любое программное обеспечение, намеренно предназначенное для нанесения ущерба компьютеру, серверу, клиенту или компьютерной сети. Сюда можно отнести различные малвари, которые выступают в роли кейлогера, в роли майнера, также может просто выстраивать топологию сети компании. Вообщем, для меня это топ один угроза, поскольку грамотно написанный малварь может принести огромные убытки для компании, вплоть до ее банкротства. Сюда также стоит добавить различные ш</text:span>ифровальщики и инструменты шантажа – <text:span text:style-name="T17">это тоже вредоносное ПО, которое шифрует данные, блокирует работу компании, требует за эти данные выкуп.</text:span></text:p>
      <text:p text:style-name="P4">Первичным вектором может являться спам рассылки с вредоносным ПО, после открытия срабатывает макрос, который заставляет “пробудить” малварь.</text:p>
      <text:p text:style-name="P5"><text:span text:style-name="T2">Возьмем для примера WannaCry, первое место среди всех вымогательских ПО, от которого пострадало множество пользователей в более чем 100 странах мира. Жертвами стали такие известные компании, как Boeing, LG Electronics, автоконцерны и др. Американские эксперты оценили ущерб от масштабной хакерской атаки, которая в начале мая 2017 года обрушилась на компьютерные системы госорганов, крупных корпораций и других учреждений в 150 странах мира. Этот ущерб, уверены оценщики KnowBe4, составил $1 млрд. По этим данным, всего WannaCry поразил от 200 тыс. до 300 тыс. компьютеров.(</text:span><text:a xlink:type="simple" xlink:href="https://www.tadviser.ru/index.php/Статья:WannaCry_(вирус-вымогатель)#.D0.9A.D0.B0.D0.BA_.D1.80.D0.B0.D0.B1.D0.BE.D1.82.D0.B0.D0.B5.D1.82" text:style-name="Internet_20_link" text:visited-style-name="Visited_20_Internet_20_Link"><text:span text:style-name="T2">https://www.tadviser.ru/index.php/%D0%A1%D1%82%D0%B0%D1%82%D1%8C%D1%8F:WannaCry_(%D0%B2%D0%B8%D1%80%D1%83%D1%81-%D0%B2%D1%8B%D0%BC%D0%BE%D0%B3%D0%B0%D1%82%D0%B5%D0%BB%D1%8C)#.D0.9A.D0.B0.D0.BA_.D1.80.D0.B0.D0.B1.D0.BE.D1.82.D0.B0.D0.B5.D1.82</text:span></text:a><text:span text:style-name="T2">)</text:span></text:p>
      <text:p text:style-name="P6"><text:span text:style-name="T1">Для того, чтобы снизить риск попадания таких вредоносных ПО в инфраструктуры компаний, необходимо:</text:span></text:p>
      <text:p text:style-name="P6"><text:span text:style-name="T1">1) Держать основные </text:span><text:span text:style-name="T3">ПО всегда обновленными;</text:span></text:p>
      <text:p text:style-name="P14"><text:span text:style-name="T10">2</text:span><text:span text:style-name="T1">) Использовать антивирусы;</text:span></text:p>
      <text:p text:style-name="P8"><text:span text:style-name="T10">3</text:span><text:span text:style-name="T3">) Обучать и поддерживать уровень знаний ИБ(митап, требования и т.д);</text:span></text:p>
      <text:p text:style-name="P7"><text:span text:style-name="T1">Если работники будут использовать сложные пароли, не переходить, открывать фишиноговые сайты, письма, не будут вставлять в рабочий ноутбук/ПК флешку, которую нашли на </text:span><text:soft-page-break/><text:span text:style-name="T1">улице, то это значительно снизит риск попадания зловреда в инфраструктуру.</text:span></text:p>
      <text:p text:style-name="P8"><text:span text:style-name="T3">2. </text:span><text:span text:style-name="T13">Фишинговые сайты</text:span><text:span text:style-name="T4"> – один из инструментов </text:span><text:span text:style-name="T13">социальной инженирии</text:span><text:span text:style-name="T4">, некий клон основного сайт. Представим кейс, когда человеку приходит письмо на почту, или смска, где его поздравляют с выйгрышем нового смартфона, но чтобы его забрать, нужно оплатить доставку, после чего деньги за доставку вернут. Что такое эти 5 000 рублей, когда бесплатно дарят смартфон в несколько раз дороже доставки. Недолго думая, жертва вводит свои креды от карты. Дал</text:span><text:span text:style-name="T5">ее кто то продает данные карты в Даркнет, кто то скупает товары в интернете, кто то пробует зайти в банковское приложение, используя ситуацию, жертву можно заставить помочь войти в личный кабинет</text:span><text:span text:style-name="T4">. Почему это для меня топ 2? Потому что очень легко проэксплуатировать. Нужен домен, тачка, на которой поднять “клон” нужнего сайта, поднять повыше в поиске, угроза готова. Страдают не топ компании, а наивные, доверчивые, пожилые люди.</text:span></text:p>
      <text:p text:style-name="P9"><text:span text:style-name="T4">Е</text:span><text:span text:style-name="T1">сли брать пик активности, а именно локлаудн 2020года, то ущерб первого квартала мог достичь 3 млрд рублей.(</text:span><text:a xlink:type="simple" xlink:href="https://www.tadviser.ru/index.php/Статья:Фишинг_в_России" text:style-name="Internet_20_link" text:visited-style-name="Visited_20_Internet_20_Link"><text:span text:style-name="T1">https://www.tadviser.ru/index.php/%D0%A1%D1%82%D0%B0%D1%82%D1%8C%D1%8F:%D0%A4%D0%B8%D1%88%D0%B8%D0%BD%D0%B3_%D0%B2_%D0%A0%D0%BE%D1%81%D1%81%D0%B8%D0%B8</text:span></text:a><text:span text:style-name="T1">)</text:span></text:p>
      <text:p text:style-name="P10"><text:span text:style-name="T5">Фишинговые сайты в топах поиска долго не живут, основые поисковые системы банят такие домены. Но не стоит исключать спам рассылки. В наше время банки стараются учить людей не передавать чувствительные данные третьим лицам, придумывать сложные пароли, держать их у себя в голове, что сокращает число жертв социальной инженирии. Я считаю, чтобы снизить риск данной угрозы, нужно просто освещать данную проблему, учить людей цифровой гигиене.</text:span></text:p>
      <text:p text:style-name="P11"><text:span text:style-name="T5">3. </text:span><text:span text:style-name="T14">Веб уязвимости</text:span><text:span text:style-name="T6">. Уровень защищенности веб-приложений продолжает постепенно расти, но все еще остается довольно низким. Кто то соблюдает процессы безопасной разработки, тратя время на тестирование безопасности, другие же предпочитают выливаться быстрее и чаще. У таких компаний как правила есть серьезные проблемы с безопасностью. Эти уязвимости могут привести компанию к потери репутации у клиентов. Базовые уязвимости из OWASP TOP 10 постоянно обновляются, меняются местами, потому что все это актуально. </text:span><text:span text:style-name="T7">Баг баунти программы позволяют снизить риск, но не у всех есть на это деньги.</text:span><text:span text:style-name="T6"> </text:span><text:span text:style-name="T7">Я считаю этот тип уязвимостей топ 3, поскольку каждое мобильное, веб приложение имеет свои </text:span><text:soft-page-break/><text:span text:style-name="T7">недостатки, которые порой могут привести к эксплуатации уязвимостей. <text:s/></text:span><text:span text:style-name="T8">Огромные компании-гиганты совершают маленькие ошибки, которые могут привести к угрозам, например, Apple(</text:span><text:a xlink:type="simple" xlink:href="https://xakep.ru/2021/10/01/airtags-xss/" text:style-name="Internet_20_link" text:visited-style-name="Visited_20_Internet_20_Link"><text:span text:style-name="T8">https://xakep.ru/2021/10/01/airtags-xss/</text:span></text:a><text:span text:style-name="T8">). Просто не добавили экранирование, пример xss. </text:span><text:span text:style-name="T9">Эксплуатировал ли кто то данную уязвимость и ее ущерб, не известно. Обычно такие инциденты не афишируются, базы данных с ПдН клиентов без шума благодаря sql атакам идту на продажи.</text:span></text:p>
      <text:p text:style-name="P12"><text:span text:style-name="T1">Чтобы предотвратить все эти уязвимости, необходимо на каждом этапе развития продукта прорабатывать риски безопасности(использовать SecureSDLC), консультировать разработчиков писать безопасный код, следить за окружением для разворачивания сервисов.</text:span></text:p>
      <text:p text:style-name="P13"><text:span text:style-name="T9">4. </text:span><text:span text:style-name="T15">0-day уязвимости</text:span><text:span text:style-name="T9">. Уязвимости нулевого дня являются </text:span><text:span text:style-name="T10">огромным риском для компаний, чей продукт подвержен риску. Все приложения используют third party библиотеки, которые написаны сторонними компаниями. Такие зависимости могут содержать известные уязвимости, поэтому также важно проверять их. Но когда всплывает уязвимости нулевого дня, компания должна принимать какие то меры. Для начала, нужно понять все точки входа, все приложения, которые уязвимы. Возможно стоит прикрыть сервисы, что торчит наружу, дабы исключить риск атаки. А далее остается ждать фикса и в незамедлительном порядке, обновиться.</text:span></text:p>
      <text:p text:style-name="P14"><text:span text:style-name="T10">Д</text:span><text:span text:style-name="T1">ля примера можно взять Log4j. Это уязвимость нулевого дня в Log4j, популярной среде ведения журналов Java, включающая выполнение произвольного кода</text:span></text:p>
      <text:p text:style-name="P14"><text:span text:style-name="T1">Насчет инцидентов, очень много компаний пострадало, таких как Amazon, Steam, даже Майнкрафт был уязвим. Многие приложения на Apache содержали эту библиотеку, что позволяло проэксплуатировать RCE. Чтобы снизить риск, необходимо придерживаться ряду рекомендаций:</text:span></text:p>
      <text:p text:style-name="P14"><text:span text:style-name="T1">1) Следить за тем, чтобы программы регулярно обновлялись;</text:span></text:p>
      <text:p text:style-name="P14"><text:span text:style-name="T1">2) Использовать файерволлы, dmz зоны;</text:span></text:p>
      <text:p text:style-name="P14"><text:span text:style-name="T1">3) И список рекомендаций из первой угрозы про вредоносные ПО. 0-day уязвимости очень часто существуют в малварях, которые закидывают через спам.</text:span></text:p>
      <text:p text:style-name="P15"><text:span text:style-name="T1">5. </text:span><text:span text:style-name="T16">DdoS-атаки</text:span><text:span text:style-name="T11">. DdoS-атаки – атаки из типа “отказ в обслуживании”. (</text:span><text:a xlink:type="simple" xlink:href="https://itelon.ru/blog/zashchita-servera-ot-ddos-atak/" text:style-name="Internet_20_link" text:visited-style-name="Visited_20_Internet_20_Link"><text:span text:style-name="T11">https://itelon.ru/blog/zashchita-servera-ot-ddos-atak/</text:span></text:a><text:span text:style-name="T11">)</text:span></text:p>
      <text:p text:style-name="P15"><text:span text:style-name="T11">DoS (Denial of Service) – это перегрузка сети паразитным трафиком (т.н. флуд), когда на атакуемый ресурс отправляется большое количество злонамеренных запросов, из-за чего полностью «забиваются» все каналы сервера или вся полоса </text:span><text:soft-page-break/><text:span text:style-name="T11">пропускания входного маршрутизатора. Существует куча типов атак, но все они нацелены на перегрузку серверов. Каждая секунда недоступности сервиса несет огромные убытки для компании как в денежном эквиваленте, так и в доверии людей к ресурсу. DdoS используют как оружие для устранения конкурентов. Разные сервисы пытаются вывести друг друга из ”строя”. <text:s/></text:span><text:span text:style-name="T12">Вот один из примером(</text:span><text:a xlink:type="simple" xlink:href="https://xakep.ru/2021/11/30/cannazon-closed/" text:style-name="Internet_20_link" text:visited-style-name="Visited_20_Internet_20_Link"><text:span text:style-name="T12">https://xakep.ru/2021/11/30/cannazon-closed/</text:span></text:a><text:span text:style-name="T12">), атака привела к закрытию “магазина” в интернете.</text:span></text:p>
      <text:p text:style-name="P16"><text:span text:style-name="T1">Чтобы предотвратить подобного рода атаки, необходимо использовать аппаратные и программные средства анти-DdoS;</text:span></text:p>
      <text:p text:style-name="P16"><text:span text:style-name="T1">Cпециальные защитные средства, защищать DNS-сервер;</text:span></text:p>
      <text:p text:style-name="P16"><text:span text:style-name="T1">Увеличить полосу пропускания.</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Tahoma, sans-serif"/>
    <style:font-face style:name="Lohit Devanagari2" svg:font-family="'Lohit Devanagari'"/>
    <style:font-face style:name="Montserrat1" svg:font-family="Montserrat"/>
    <style:font-face style:name="TT-Hoves" svg:font-family="TT-Hoves, sans-serif"/>
    <style:font-face style:name="YS Text" svg:font-family="'YS Text', Arial, Helvetica, sans-serif"/>
    <style:font-face style:name="tuiHeading" svg:font-family="tuiHeading, apple-system, BlinkMacSystemFont, system-ui, Roboto, 'Segoe UI', 'Helvetica Neue', sans-serif"/>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7e_LT_7e_Gliederung_20_1" style:display-name="TITLE_AND_BODY_~LT~Gliederung 1" style:family="paragraph" style:default-outline-level="">
      <style:paragraph-properties fo:margin-top="0.261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Gliederung_20_2" style:display-name="TITLE_AND_BODY_~LT~Gliederung 2" style:family="paragraph" style:parent-style-name="TITLE_5f_AND_5f_BODY_5f__7e_LT_7e_Gliederung_20_1" style:default-outline-level="">
      <style:paragraph-properties fo:margin-top="0.20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3" style:display-name="TITLE_AND_BODY_~LT~Gliederung 3" style:family="paragraph" style:parent-style-name="TITLE_5f_AND_5f_BODY_5f__7e_LT_7e_Gliederung_20_2" style:default-outline-level="">
      <style:paragraph-properties fo:margin-top="0.1571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4" style:display-name="TITLE_AND_BODY_~LT~Gliederung 4" style:family="paragraph" style:parent-style-name="TITLE_5f_AND_5f_BODY_5f__7e_LT_7e_Gliederung_20_3" style:default-outline-level="">
      <style:paragraph-properties fo:margin-top="0.1047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5" style:display-name="TITLE_AND_BODY_~LT~Gliederung 5" style:family="paragraph" style:parent-style-name="TITLE_5f_AND_5f_BODY_5f__7e_LT_7e_Gliederung_20_4" style:default-outline-level="">
      <style:paragraph-properties fo:margin-top="0.052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6" style:display-name="TITLE_AND_BODY_~LT~Gliederung 6" style:family="paragraph" style:parent-style-name="TITLE_5f_AND_5f_BODY_5f__7e_LT_7e_Gliederung_20_5" style:default-outline-level="">
      <style:paragraph-properties fo:margin-top="0.052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7" style:display-name="TITLE_AND_BODY_~LT~Gliederung 7" style:family="paragraph" style:parent-style-name="TITLE_5f_AND_5f_BODY_5f__7e_LT_7e_Gliederung_20_6" style:default-outline-level="">
      <style:paragraph-properties fo:margin-top="0.052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8" style:display-name="TITLE_AND_BODY_~LT~Gliederung 8" style:family="paragraph" style:parent-style-name="TITLE_5f_AND_5f_BODY_5f__7e_LT_7e_Gliederung_20_7" style:default-outline-level="">
      <style:paragraph-properties fo:margin-top="0.052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9" style:display-name="TITLE_AND_BODY_~LT~Gliederung 9" style:family="paragraph" style:parent-style-name="TITLE_5f_AND_5f_BODY_5f__7e_LT_7e_Gliederung_20_8" style:default-outline-level="">
      <style:paragraph-properties fo:margin-top="0.052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Titel" style:display-name="TITLE_AND_BODY_~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Untertitel" style:display-name="TITLE_AND_BODY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Notizen" style:display-name="TITLE_AND_BODY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Hintergrundobjekte" style:display-name="TITLE_AND_BODY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7e_LT_7e_Hintergrund" style:display-name="TITLE_AND_BODY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_7e_LT_7e_Gliederung_20_1" style:display-name="TITLE_~LT~Gliederung 1" style:family="paragraph" style:default-outline-level="">
      <style:paragraph-properties fo:margin-top="0.261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Gliederung_20_2" style:display-name="TITLE_~LT~Gliederung 2" style:family="paragraph" style:parent-style-name="TITLE_5f__7e_LT_7e_Gliederung_20_1" style:default-outline-level="">
      <style:paragraph-properties fo:margin-top="0.2098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3" style:display-name="TITLE_~LT~Gliederung 3" style:family="paragraph" style:parent-style-name="TITLE_5f__7e_LT_7e_Gliederung_20_2" style:default-outline-level="">
      <style:paragraph-properties fo:margin-top="0.1571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4" style:display-name="TITLE_~LT~Gliederung 4" style:family="paragraph" style:parent-style-name="TITLE_5f__7e_LT_7e_Gliederung_20_3" style:default-outline-level="">
      <style:paragraph-properties fo:margin-top="0.1047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5" style:display-name="TITLE_~LT~Gliederung 5" style:family="paragraph" style:parent-style-name="TITLE_5f__7e_LT_7e_Gliederung_20_4" style:default-outline-level="">
      <style:paragraph-properties fo:margin-top="0.052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6" style:display-name="TITLE_~LT~Gliederung 6" style:family="paragraph" style:parent-style-name="TITLE_5f__7e_LT_7e_Gliederung_20_5" style:default-outline-level="">
      <style:paragraph-properties fo:margin-top="0.052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7" style:display-name="TITLE_~LT~Gliederung 7" style:family="paragraph" style:parent-style-name="TITLE_5f__7e_LT_7e_Gliederung_20_6" style:default-outline-level="">
      <style:paragraph-properties fo:margin-top="0.052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8" style:display-name="TITLE_~LT~Gliederung 8" style:family="paragraph" style:parent-style-name="TITLE_5f__7e_LT_7e_Gliederung_20_7" style:default-outline-level="">
      <style:paragraph-properties fo:margin-top="0.052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9" style:display-name="TITLE_~LT~Gliederung 9" style:family="paragraph" style:parent-style-name="TITLE_5f__7e_LT_7e_Gliederung_20_8" style:default-outline-level="">
      <style:paragraph-properties fo:margin-top="0.052in" fo:margin-bottom="0in" loext:contextual-spacing="false"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Titel" style:display-name="TITLE_~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1"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Untertitel" style:display-name="TITLE_~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Notizen" style:display-name="TITLE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Hintergrundobjekte" style:display-name="TITLE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_7e_LT_7e_Hintergrund" style:display-name="TITLE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18:42:34.188196635</meta:creation-date>
    <dc:date>2022-02-23T20:59:25.348529472</dc:date>
    <meta:editing-duration>PT20M28S</meta:editing-duration>
    <meta:editing-cycles>5</meta:editing-cycles>
    <meta:generator>LibreOffice/6.4.7.2$Linux_X86_64 LibreOffice_project/40$Build-2</meta:generator>
    <meta:document-statistic meta:table-count="0" meta:image-count="0" meta:object-count="0" meta:page-count="4" meta:paragraph-count="25" meta:word-count="933" meta:character-count="7335" meta:non-whitespace-character-count="6420"/>
  </office:meta>
</office:document-meta>
</file>